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P9" style:family="paragraph" style:parent-style-name="Standard" style:list-style-name="L4">
      <style:text-properties style:font-name="Arial" fo:font-size="11pt" style:font-size-asian="11pt" style:font-size-complex="11pt"/>
    </style:style>
    <style:style style:name="P10" style:family="paragraph" style:parent-style-name="Standard" style:list-style-name="L5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 style:list-style-name="L7">
      <style:text-properties style:font-name="Arial" fo:font-size="11pt" style:font-size-asian="11pt" style:font-size-complex="11pt"/>
    </style:style>
    <style:style style:name="P13" style:family="paragraph" style:parent-style-name="Standard" style:list-style-name="L10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7"/>
    <style:style style:name="P16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7" style:family="paragraph" style:parent-style-name="Footer"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fo:color="#000000" style:font-name="Times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7" style:family="text">
      <style:text-properties fo:font-variant="normal" fo:text-transform="none" fo:color="#000000" style:font-name="Arial" fo:letter-spacing="normal" fo:font-style="normal" fo:font-weight="normal"/>
    </style:style>
    <style:style style:name="T8" style:family="text">
      <style:text-properties fo:font-variant="normal" fo:text-transform="none" fo:color="#000000" style:font-name="Arial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style:font-name="Arial" fo:letter-spacing="normal" fo:font-style="italic" style:text-underline-style="none" fo:font-weight="normal" style:font-style-asian="italic" style:font-style-complex="italic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T12" style:family="text">
      <style:text-properties fo:font-variant="normal" fo:text-transform="none" fo:color="#000000" style:font-name="Arial" fo:font-size="11pt" fo:letter-spacing="normal" style:text-underline-style="none" fo:font-weight="normal" style:font-size-asian="11pt" style:font-size-complex="11pt"/>
    </style:style>
    <style:style style:name="T1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fo:color="#000000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15" style:family="text">
      <style:text-properties fo:font-variant="normal" fo:text-transform="none" fo:color="#000000" fo:font-size="11pt" fo:letter-spacing="normal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7" style:family="text">
      <style:text-properties style:font-name="Arial"/>
    </style:style>
    <style:style style:name="T18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1pt"/>
    </style:style>
    <style:style style:name="T20" style:family="text">
      <style:text-properties fo:font-style="italic"/>
    </style:style>
    <style:style style:name="T21" style:family="text">
      <style:text-properties style:font-size-asian="11pt"/>
    </style:style>
    <style:style style:name="T22" style:family="text">
      <style:text-properties style:font-style-asian="italic"/>
    </style:style>
    <style:style style:name="T23" style:family="text">
      <style:text-properties style:font-size-complex="11pt"/>
    </style:style>
    <style:style style:name="T24" style:family="text">
      <style:text-properties style:font-style-complex="italic"/>
    </style:style>
    <style:style style:name="T25" style:family="text">
      <style:text-properties style:font-weight-asian="bold"/>
    </style:style>
    <style:style style:name="T26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3c Burmah Street, Belfast, BT7 3AP</text:p>
      <text:p text:style-name="P2">phone:<text:tab/>+447708748981</text:p>
      <text:p text:style-name="P2">email:<text:tab/>steve@stevenwilkin.com</text:p>
      <text:p text:style-name="P2">web: <text:s/><text:tab/>http://stevenwilkin.com</text:p>
      <text:p text:style-name="P2"/>
      <text:p text:style-name="P2">My objective is to enhance my skill set, use interesting technologies and in doing so create something of practical use and lasting value.</text:p>
      <text:p text:style-name="P2"/>
      <text:p text:style-name="P3">Experience</text:p>
      <text:p text:style-name="P4"/>
      <text:p text:style-name="Standard"><text:span text:style-name="T18">August 2007 – Present<text:tab/><text:tab/><text:tab/>Freelance Developer, stevenwilkin.com</text:span></text:p>
      <text:p text:style-name="Standard"><text:a xlink:type="simple" xlink:href="http://stevenwilkin.com/"><text:span text:style-name="T13"><text:tab/><text:tab/><text:tab/><text:tab/><text:tab/><text:tab/>http://stevenwilkin.com/</text:span></text:a></text:p>
      <text:p text:style-name="Standard"><text:span text:style-name="T13"/></text:p>
      <text:list xml:id="list1917989326" text:style-name="L7">
        <text:list-item>
          <text:p text:style-name="P12">web development and maintenance for local SMEs with Ruby/Rails, PHP/CakePHP and JavaScript/jQuery</text:p>
        </text:list-item>
        <text:list-item>
          <text:p text:style-name="P12">Linux system administration (Fedora, CentOS, Debian)</text:p>
        </text:list-item>
        <text:list-item>
          <text:p text:style-name="P12">task automation with Bash and Ruby scripts</text:p>
        </text:list-item>
        <text:list-item>
          <text:p text:style-name="P15"><text:span text:style-name="T10">development of open source and hobbyist projects focused on Ruby, Rails and Sinatra (http://github.com/stevenwilkin, http://stevenwilkin.com/projects)</text:span></text:p>
          <text:p text:style-name="P12"><text:span text:style-name="T5"/></text:p>
        </text:list-item>
      </text:list>
      <text:p text:style-name="P4">April 2010 - October 2010 <text:tab/><text:tab/><text:tab/>Developer, BT</text:p>
      <text:p text:style-name="Standard"><text:a xlink:type="simple" xlink:href="http://bt.com/"><text:span text:style-name="T13"><text:tab/><text:tab/><text:tab/><text:tab/><text:tab/><text:tab/>http://bt.com/</text:span></text:a></text:p>
      <text:p text:style-name="P2"><text:span text:style-name="T6"/></text:p>
      <text:list xml:id="list204501527" text:style-name="L10">
        <text:list-item>
          <text:p text:style-name="P13">contracted to deliver application development in a touch-screen mobile Linux environment</text:p>
        </text:list-item>
        <text:list-item>
          <text:p text:style-name="P13">developed GUI applications with JavaScript running on the SpiderMonkey interpreter</text:p>
        </text:list-item>
        <text:list-item>
          <text:p text:style-name="P13">exposed systems-level functionality with C plugins, facilitated persistance with SQLite</text:p>
        </text:list-item>
        <text:list-item>
          <text:p text:style-name="P13">participated in Scrum project management with standups, sprints, demos &amp; retrospectives</text:p>
        </text:list-item>
        <text:list-item>
          <text:p text:style-name="P13">developed against quality control (HP Quality Center) and bug tracking systems (Bugzilla)</text:p>
        </text:list-item>
      </text:list>
      <text:p text:style-name="P2"/>
      <text:p text:style-name="P4">June 2009 - February 2010<text:tab/><text:tab/><text:tab/>Developer, Rehab Studio</text:p>
      <text:p text:style-name="P2"><text:tab/><text:tab/><text:tab/><text:tab/><text:tab/><text:tab/>http://rehabstudio.com/</text:p>
      <text:p text:style-name="P2"/>
      <text:list xml:id="list538496837" text:style-name="L1">
        <text:list-item>
          <text:p text:style-name="P6">creation and maintenance of Linux/Apache/MySQL/PHP sites using CakePHP and jQuery frameworks, XHTML and CSS</text:p>
        </text:list-item>
        <text:list-item>
          <text:p text:style-name="P6">administration of Redhat Enterprise Linux and Debian servers</text:p>
        </text:list-item>
        <text:list-item>
          <text:p text:style-name="P6">task automation with Bash, Perl and Ruby scripts</text:p>
        </text:list-item>
        <text:list-item>
          <text:p text:style-name="P6">use of Amazon Web Services (AWS) including Elastic Cloud Compute (EC2), Elastic Load Balancing, Elastic Block Store and Simple Storage Service (S3)</text:p>
        </text:list-item>
        <text:list-item>
          <text:p text:style-name="P6">instigated agency-wide use of version control with subversion</text:p>
        </text:list-item>
        <text:list-item>
          <text:p text:style-name="P6">mentored staff on technical issues and best-practices</text:p>
        </text:list-item>
      </text:list>
      <text:p text:style-name="P2"/>
      <text:p text:style-name="P4">June 2008 - March 2009<text:tab/><text:tab/><text:tab/>Web/Application Developer, Creative Online Media</text:p>
      <text:p text:style-name="P2"><text:tab/><text:tab/><text:tab/><text:tab/><text:tab/><text:tab/>http://creativeonlinemedia.com/</text:p>
      <text:p text:style-name="P2"/>
      <text:list xml:id="list474823430" text:style-name="L2">
        <text:list-item>
          <text:p text:style-name="P7">maintained back catalogue of C#/.Net, Classic ASP and PHP sites</text:p>
        </text:list-item>
        <text:list-item>
          <text:p text:style-name="P7">MS SQL Server 2005 &amp; MySQL databases, XHTML markup and CSS styling</text:p>
        </text:list-item>
        <text:list-item>
          <text:p text:style-name="P7">used the CakePHP framework for greenfield development on a number of projects</text:p>
        </text:list-item>
        <text:list-item>
          <text:p text:style-name="P7">considerable use of Javascript &amp; AJAX techniques, mainly jQuery with some Prototype and MooTools</text:p>
        </text:list-item>
        <text:list-item>
          <text:p text:style-name="P7">instigated use of version control with Subversion</text:p>
        </text:list-item>
        <text:list-item>
          <text:p text:style-name="P7">prompted move towards Linux hosting</text:p>
        </text:list-item>
        <text:list-item>
          <text:p text:style-name="P7">oversaw all technical issues within the agency and mentored 3 junior staff in technical matters</text:p>
        </text:list-item>
      </text:list>
      <text:p text:style-name="P2"><text:soft-page-break/>August 2007 - June 2008<text:tab/><text:tab/><text:tab/>Programmer Analyst, Citi</text:p>
      <text:p text:style-name="P2"><text:tab/><text:tab/><text:tab/><text:tab/><text:tab/><text:tab/>http://www.citi.com/</text:p>
      <text:p text:style-name="P2"/>
      <text:list xml:id="list1910211834" text:style-name="L3">
        <text:list-item>
          <text:p text:style-name="P8">provided second level support to various real-time, high volume, mission-critical messaging systems used throughout the enterprise</text:p>
        </text:list-item>
        <text:list-item>
          <text:p text:style-name="P8">acquired working knowledge of many TIBCO applications (TIC, EMS, Rendezvous (RV), RVRD) and proprietary Java web-services</text:p>
        </text:list-item>
        <text:list-item>
          <text:p text:style-name="P8">hardware running Solaris and RedHat Enterprise Linux located in 4 data-centres across London and North America</text:p>
        </text:list-item>
        <text:list-item>
          <text:p text:style-name="P8">centralised job scheduling with Unicenter AutoSys and process monitoring via ITRS NetAgent</text:p>
        </text:list-item>
        <text:list-item>
          <text:p text:style-name="P8">some exposure to Sybase ASE and BEA WebLogic</text:p>
        </text:list-item>
        <text:list-item>
          <text:p text:style-name="P8">played a fundamental role in documenting these largely undocumented systems and processes on a wiki</text:p>
        </text:list-item>
        <text:list-item>
          <text:p text:style-name="P8">out of hours, on-call support</text:p>
        </text:list-item>
      </text:list>
      <text:p text:style-name="P2"/>
      <text:p text:style-name="P2">February 2007 - August 2007<text:tab/><text:tab/>Developer, Mac-Sys Ltd</text:p>
      <text:p text:style-name="P2"><text:tab/><text:tab/><text:tab/><text:tab/><text:tab/><text:tab/>http://mac-sys.co.uk/</text:p>
      <text:p text:style-name="P2"/>
      <text:list xml:id="list1651827464" text:style-name="L4">
        <text:list-item>
          <text:p text:style-name="P9">replaced the existing paperwork system with a web application which tracks the entire life-cycle of a repair, manages customer details and produces reports</text:p>
        </text:list-item>
        <text:list-item>
          <text:p text:style-name="P9">MySQL database and PHP scripting, building on top of the CakePHP framework</text:p>
        </text:list-item>
        <text:list-item>
          <text:p text:style-name="P9">some Javascript and AJAX via the Prototype library, XHTML markup and CSS styling</text:p>
        </text:list-item>
        <text:list-item>
          <text:p text:style-name="P9">version control with Subversion</text:p>
        </text:list-item>
        <text:list-item>
          <text:p text:style-name="P9">day-to-day work carried out using an Apple MacBook and I've used a Mac since</text:p>
        </text:list-item>
        <text:list-item>
          <text:p text:style-name="P9">researched Objective-C and the Cocoa framework to provide a possible rich desktop client</text:p>
        </text:list-item>
      </text:list>
      <text:p text:style-name="P2"/>
      <text:p text:style-name="P4">October 2004 - February 2007<text:tab/><text:tab/>IT Technician, Volunteer Development Agency</text:p>
      <text:p text:style-name="P2"><text:tab/><text:tab/><text:tab/><text:tab/><text:tab/><text:tab/>http://www.volunteering-ni.org/</text:p>
      <text:p text:style-name="P2"/>
      <text:list xml:id="list1197655108" text:style-name="L5">
        <text:list-item>
          <text:p text:style-name="P10">managed a Windows Server 2003 domain and provided support for Windows 98, 2000 &amp; XP clients</text:p>
        </text:list-item>
        <text:list-item>
          <text:p text:style-name="P10">acquired working knowledge of Active Directory and Exchange Server 2003 with some exposure to Veritas backup solutions</text:p>
        </text:list-item>
        <text:list-item>
          <text:p text:style-name="P10">maintained agency website which was developed with ASP/VBScript and SQL Server 2000</text:p>
        </text:list-item>
        <text:list-item>
          <text:p text:style-name="P10">added additional features and fixed problems with an associated site developed with VisualBasic/.Net and MS SQL Server 2003</text:p>
        </text:list-item>
        <text:list-item>
          <text:p text:style-name="P10">contributed code to an in-house application used to administer grants in the Community Volunteering Scheme</text:p>
        </text:list-item>
        <text:list-item>
          <text:p text:style-name="P10">managed the deployment of new desktop systems using the Microsoft Sysprep tools and Symantec Ghost client &amp; GhostCast server</text:p>
        </text:list-item>
        <text:list-item>
          <text:p text:style-name="P10">developed a Windows desktop application to manage the agency's list of internal extension and direct dial numbers using C#/.Net and SQL Server 2005</text:p>
        </text:list-item>
        <text:list-item>
          <text:p text:style-name="P10">replaced inadequate router with Linux-based solution constructed from disused equipment</text:p>
        </text:list-item>
        <text:list-item>
          <text:p text:style-name="P10">extended agency network by laying additional CAT5e cabling</text:p>
        </text:list-item>
      </text:list>
      <text:p text:style-name="P2"><text:span text:style-name="T2"/></text:p>
      <text:p text:style-name="P16"><text:span text:style-name="T2">Education</text:span></text:p>
      <text:p text:style-name="P2"/>
      <text:p text:style-name="P4">1998 – 2004<text:tab/>BSc Computer Science, Queen's University of Belfast</text:p>
      <text:p text:style-name="P2"/>
      <text:p text:style-name="P2"><text:tab/><text:tab/>Awarded First Class Honours</text:p>
      <text:p text:style-name="P2"><text:tab/><text:tab/>Dissertation Title: "An Object-Based Approach to Dialogue Modelling"</text:p>
      <text:p text:style-name="P2"/>
      <text:p text:style-name="P4">1996 – 1998<text:tab/>A-Level, Portora Royal School, Enniskillen</text:p>
      <text:p text:style-name="P2"/>
      <text:p text:style-name="P2"><text:tab/><text:tab/>Mathematics<text:tab/><text:tab/><text:tab/>A <text:s text:c="6"/>Physics<text:tab/><text:tab/><text:tab/>A</text:p>
      <text:p text:style-name="P2"><text:tab/><text:tab/>A/S Further Mathematics<text:tab/>B <text:s text:c="6"/>A/S Computers<text:tab/><text:tab/>B</text:p>
      <text:p text:style-name="P2"/>
      <text:p text:style-name="P4">1991 – 1996<text:tab/>GCSE, Portora Royal School, Enniskillen</text:p>
      <text:p text:style-name="P2"/>
      <text:p text:style-name="P2"><text:span text:style-name="T3"><text:tab/><text:tab/>Physics<text:tab/>A*<text:tab/>Mathematics<text:tab/>A<text:tab/></text:span>English<text:tab/>B</text:p>
      <text:p text:style-name="P2"><text:span text:style-name="T3"><text:tab/><text:tab/>Chemistry<text:tab/>A<text:tab/></text:span>French<text:tab/><text:tab/>A*<text:tab/>Geography<text:tab/>A</text:p>
      <text:p text:style-name="P2"><text:tab/><text:tab/>Biology<text:tab/>A<text:tab/>German<text:tab/>A<text:tab/>Art<text:tab/><text:tab/>B</text:p>
      <text:p text:style-name="P2"/>
      <text:p text:style-name="P3">Hobbies &amp; Interests</text:p>
      <text:p text:style-name="P2"/>
      <text:p text:style-name="P2">I enjoy lifting weights, investing, dancing and reading biographies.</text:p>
      <text:p text:style-name="P2"/>
      <text:p text:style-name="P2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0102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2$Unix OpenOffice.org_project/Patch 0</meta:generator>
    <meta:creation-date>2010-02-23T11:47:42</meta:creation-date>
    <dc:date>2010-10-28T12:46:04</dc:date>
    <dc:language>en-GB</dc:language>
    <meta:editing-cycles>38</meta:editing-cycles>
    <meta:editing-duration>PT01H13M15S</meta:editing-duration>
    <meta:document-statistic meta:table-count="0" meta:image-count="0" meta:object-count="0" meta:page-count="3" meta:paragraph-count="80" meta:word-count="774" meta:character-count="5333"/>
    <meta:user-defined meta:name="Info 1"/>
    <meta:user-defined meta:name="Info 2"/>
    <meta:user-defined meta:name="Info 3"/>
    <meta:user-defined meta:name="Info 4"/>
  </office:meta>
</office:document-meta>
</file>